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gonzalomansera/html5up-tessella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2:20:00.151000000</meta:creation-date>
    <dc:date>2025-10-24T12:20:19.731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52" meta:non-whitespace-character-count="52"/>
    <meta:generator>LibreOffice/7.5.1.2$Windows_X86_64 LibreOffice_project/fcbaee479e84c6cd81291587d2ee68cba099e129</meta:generator>
  </office:meta>
</office:document-meta>
</file>